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CDB000014C213D61066.tif" manifest:media-type="image/tif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ea7500" svg:stroke-opacity="100%" draw:fill="solid" draw:fill-color="#ea7500" draw:opacity="100%" draw:opacity-name="Transparency_20_61" draw:textarea-horizontal-align="justify" draw:textarea-vertical-align="middle" draw:auto-grow-height="false" fo:min-height="11.76cm" fo:min-width="9.342cm" loext:decorative="false"/>
    </style:style>
    <style:style style:name="gr3" style:family="graphic" style:parent-style-name="standard">
      <style:graphic-properties draw:stroke="none" svg:stroke-color="#ea7500" svg:stroke-opacity="100%" draw:fill="solid" draw:fill-color="#764e23" draw:opacity="100%" draw:opacity-name="Transparency_20_61" draw:textarea-horizontal-align="justify" draw:textarea-vertical-align="middle" draw:auto-grow-height="false" fo:min-height="4.474cm" fo:min-width="9.342cm" loext:decorative="false"/>
    </style:style>
    <style:style style:name="gr4" style:family="graphic" style:parent-style-name="standard">
      <style:graphic-properties draw:stroke="none" svg:stroke-color="#ea7500" svg:stroke-opacity="100%" draw:fill="solid" draw:fill-color="#2a6099" draw:opacity="100%" draw:opacity-name="Transparency_20_61" draw:textarea-horizontal-align="justify" draw:textarea-vertical-align="middle" draw:auto-grow-height="false" fo:min-height="0.385cm" fo:min-width="9.33cm" loext:decorative="false"/>
    </style:style>
    <style:style style:name="gr5" style:family="graphic" style:parent-style-name="standard">
      <style:graphic-properties draw:stroke="none" svg:stroke-color="#ea7500" svg:stroke-opacity="100%" draw:fill="solid" draw:fill-color="#127622" draw:opacity="100%" draw:opacity-name="Transparency_20_61" draw:textarea-horizontal-align="justify" draw:textarea-vertical-align="middle" draw:auto-grow-height="false" fo:min-height="0.715cm" fo:min-width="9.33cm" loext:decorative="false"/>
    </style:style>
    <style:style style:name="gr6" style:family="graphic" style:parent-style-name="standard">
      <style:graphic-properties draw:stroke="none" svg:stroke-color="#ea7500" svg:stroke-opacity="100%" draw:fill="solid" draw:fill-color="#08dff5" draw:opacity="100%" draw:opacity-name="Transparency_20_61" draw:textarea-horizontal-align="justify" draw:textarea-vertical-align="middle" draw:auto-grow-height="false" fo:min-height="0cm" fo:min-width="9.33cm" loext:decorative="false"/>
    </style:style>
    <style:style style:name="gr7" style:family="graphic" style:parent-style-name="standard">
      <style:graphic-properties draw:stroke="none" svg:stroke-color="#ea7500" svg:stroke-opacity="100%" draw:fill="solid" draw:fill-color="#08f52b" draw:opacity="100%" draw:opacity-name="Transparency_20_61" draw:textarea-horizontal-align="justify" draw:textarea-vertical-align="middle" draw:auto-grow-height="false" fo:min-height="0cm" fo:min-width="9.33cm" loext:decorative="false"/>
    </style:style>
    <style:style style:name="gr8" style:family="graphic" style:parent-style-name="standard">
      <style:graphic-properties draw:stroke="none" svg:stroke-color="#ea7500" svg:stroke-opacity="100%" draw:fill="solid" draw:fill-color="#999999" draw:opacity="100%" draw:opacity-name="Transparency_20_61" draw:textarea-horizontal-align="justify" draw:textarea-vertical-align="middle" draw:auto-grow-height="false" fo:min-height="3.763cm" fo:min-width="9.33cm" loext:decorative="false"/>
    </style:style>
    <style:style style:name="gr9" style:family="graphic" style:parent-style-name="standard">
      <style:graphic-properties svg:stroke-color="#000000" draw:fill="solid" draw:fill-color="#999999" draw:opacity="50%" draw:textarea-horizontal-align="justify" draw:textarea-vertical-align="middle" draw:auto-grow-height="false" fo:min-height="0.385cm" fo:min-width="0.135cm" loext:decorative="false"/>
    </style:style>
    <style:style style:name="gr10" style:family="graphic" style:parent-style-name="standard">
      <style:graphic-properties svg:stroke-color="#000000" draw:fill="solid" draw:fill-color="#08f52b" draw:opacity="42%" draw:textarea-horizontal-align="justify" draw:textarea-vertical-align="middle" draw:auto-grow-height="false" fo:min-height="0.385cm" fo:min-width="0.135cm" loext:decorative="false"/>
    </style:style>
    <style:style style:name="gr11" style:family="graphic" style:parent-style-name="standard">
      <style:graphic-properties svg:stroke-color="#000000" draw:fill="solid" draw:fill-color="#127622" draw:opacity="42%" draw:textarea-horizontal-align="justify" draw:textarea-vertical-align="middle" draw:auto-grow-height="false" fo:min-height="0.385cm" fo:min-width="0.135cm" loext:decorative="false"/>
    </style:style>
    <style:style style:name="gr12" style:family="graphic" style:parent-style-name="standard">
      <style:graphic-properties svg:stroke-color="#000000" draw:fill="solid" draw:fill-color="#08dff5" draw:opacity="42%" draw:textarea-horizontal-align="justify" draw:textarea-vertical-align="middle" draw:auto-grow-height="false" fo:min-height="0.385cm" fo:min-width="0.135cm" loext:decorative="false"/>
    </style:style>
    <style:style style:name="gr13" style:family="graphic" style:parent-style-name="standard">
      <style:graphic-properties svg:stroke-color="#000000" draw:fill="solid" draw:fill-color="#2a6099" draw:opacity="42%" draw:textarea-horizontal-align="justify" draw:textarea-vertical-align="middle" draw:auto-grow-height="false" fo:min-height="0.385cm" fo:min-width="0.135cm" loext:decorative="false"/>
    </style:style>
    <style:style style:name="gr14" style:family="graphic" style:parent-style-name="standard">
      <style:graphic-properties svg:stroke-color="#000000" draw:fill="solid" draw:fill-color="#755a3d" draw:opacity="42%" draw:textarea-horizontal-align="justify" draw:textarea-vertical-align="middle" draw:auto-grow-height="false" fo:min-height="0.385cm" fo:min-width="0.135cm" loext:decorative="false"/>
    </style:style>
    <style:style style:name="gr15" style:family="graphic" style:parent-style-name="standard">
      <style:graphic-properties svg:stroke-color="#000000" draw:fill="solid" draw:fill-color="#ea7500" draw:opacity="42%" draw:textarea-horizontal-align="justify" draw:textarea-vertical-align="middle" draw:auto-grow-height="false" fo:min-height="0.385cm" fo:min-width="0.135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91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5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19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53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47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67cm" loext:decorative="false"/>
      <style:paragraph-properties style:writing-mode="lr-tb"/>
    </style:style>
    <style:style style:name="gr23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012cm" fo:min-width="0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a7500" draw:opacity="100%" draw:opacity-name="Transparency_20_61"/>
      <style:paragraph-properties fo:text-align="center"/>
    </style:style>
    <style:style style:name="P3" style:family="paragraph">
      <loext:graphic-properties draw:fill="solid" draw:fill-color="#764e23" draw:opacity="100%" draw:opacity-name="Transparency_20_61"/>
      <style:paragraph-properties fo:text-align="center"/>
    </style:style>
    <style:style style:name="P4" style:family="paragraph">
      <loext:graphic-properties draw:fill="solid" draw:fill-color="#2a6099" draw:opacity="100%" draw:opacity-name="Transparency_20_61"/>
      <style:paragraph-properties fo:text-align="center"/>
    </style:style>
    <style:style style:name="P5" style:family="paragraph">
      <loext:graphic-properties draw:fill="solid" draw:fill-color="#127622" draw:opacity="100%" draw:opacity-name="Transparency_20_61"/>
      <style:paragraph-properties fo:text-align="center"/>
    </style:style>
    <style:style style:name="P6" style:family="paragraph">
      <loext:graphic-properties draw:fill="solid" draw:fill-color="#08dff5" draw:opacity="100%" draw:opacity-name="Transparency_20_61"/>
      <style:paragraph-properties fo:text-align="center"/>
    </style:style>
    <style:style style:name="P7" style:family="paragraph">
      <loext:graphic-properties draw:fill="solid" draw:fill-color="#08f52b" draw:opacity="100%" draw:opacity-name="Transparency_20_61"/>
      <style:paragraph-properties fo:text-align="center"/>
    </style:style>
    <style:style style:name="P8" style:family="paragraph">
      <loext:graphic-properties draw:fill="solid" draw:fill-color="#999999" draw:opacity="100%" draw:opacity-name="Transparency_20_61"/>
      <style:paragraph-properties fo:text-align="center"/>
    </style:style>
    <style:style style:name="P9" style:family="paragraph">
      <loext:graphic-properties draw:fill="solid" draw:fill-color="#999999" draw:opacity="50%"/>
      <style:paragraph-properties fo:text-align="center"/>
    </style:style>
    <style:style style:name="P10" style:family="paragraph">
      <loext:graphic-properties draw:fill="solid" draw:fill-color="#08f52b" draw:opacity="42%"/>
      <style:paragraph-properties fo:text-align="center"/>
    </style:style>
    <style:style style:name="P11" style:family="paragraph">
      <loext:graphic-properties draw:fill="solid" draw:fill-color="#127622" draw:opacity="42%"/>
      <style:paragraph-properties fo:text-align="center"/>
    </style:style>
    <style:style style:name="P12" style:family="paragraph">
      <loext:graphic-properties draw:fill="solid" draw:fill-color="#08dff5" draw:opacity="42%"/>
      <style:paragraph-properties fo:text-align="center"/>
    </style:style>
    <style:style style:name="P13" style:family="paragraph">
      <loext:graphic-properties draw:fill="solid" draw:fill-color="#2a6099" draw:opacity="42%"/>
      <style:paragraph-properties fo:text-align="center"/>
    </style:style>
    <style:style style:name="P14" style:family="paragraph">
      <loext:graphic-properties draw:fill="solid" draw:fill-color="#755a3d" draw:opacity="42%"/>
      <style:paragraph-properties fo:text-align="center"/>
    </style:style>
    <style:style style:name="P15" style:family="paragraph">
      <loext:graphic-properties draw:fill="solid" draw:fill-color="#ea7500" draw:opacity="42%"/>
      <style:paragraph-properties fo:text-align="center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18" style:family="paragraph">
      <loext:graphic-properties draw:fill="solid" draw:fill-color="#ff0000"/>
      <style:paragraph-properties fo:text-align="center"/>
    </style:style>
    <style:style style:name="P19" style:family="paragraph">
      <style:text-properties fo:font-size="2pt" style:font-size-asian="2pt" style:font-size-complex="2pt"/>
    </style:style>
    <style:style style:name="P20" style:family="paragraph">
      <loext:graphic-properties draw:fill="none" draw:fill-color="#ffffff"/>
      <style:text-properties fo:font-size="2pt" style:font-size-asian="2pt" style:font-size-complex="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695cm" svg:height="23.729cm" svg:x="3.767cm" svg:y="2.27cm">
          <draw:image xlink:href="Pictures/1000000100000CDB000014C213D61066.tif" xlink:type="simple" xlink:show="embed" xlink:actuate="onLoad" draw:mime-type="image/tiff">
            <text:p/>
          </draw:image>
        </draw:frame>
        <draw:custom-shape draw:style-name="gr2" draw:text-style-name="P2" draw:layer="layout" svg:width="9.842cm" svg:height="12.01cm" svg:x="8.62cm" svg:y="13.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842cm" svg:height="4.724cm" svg:x="8.62cm" svg:y="8.3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83cm" svg:height="0.635cm" svg:x="8.62cm" svg:y="7.7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83cm" svg:height="0.965cm" svg:x="8.62cm" svg:y="6.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83cm" svg:height="0.102cm" svg:x="8.62cm" svg:y="7.6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9.83cm" svg:height="0.102cm" svg:x="8.62cm" svg:y="6.5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9.83cm" svg:height="4.013cm" svg:x="8.62cm" svg:y="2.5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35cm" svg:height="0.635cm" svg:x="4.492cm" svg:y="17.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635cm" svg:height="0.635cm" svg:x="4.492cm" svg:y="18.4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635cm" svg:height="0.635cm" svg:x="4.492cm" svg:y="19.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35cm" svg:height="0.635cm" svg:x="4.492cm" svg:y="20.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35cm" svg:height="0.635cm" svg:x="4.492cm" svg:y="20.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635cm" svg:height="0.635cm" svg:x="4.492cm" svg:y="21.6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0.635cm" svg:height="0.635cm" svg:x="4.492cm" svg:y="22.4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83cm" svg:height="0.102cm" svg:x="8.62cm" svg:y="7.6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9.83cm" svg:height="0.102cm" svg:x="8.62cm" svg:y="6.588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4.414cm" svg:height="0.878cm" svg:x="5.127cm" svg:y="17.5cm">
          <draw:text-box>
            <text:p><text:span text:style-name="T1">Other </text:span><text:span text:style-name="T1">Cassieae</text:span></text:p>
          </draw:text-box>
        </draw:frame>
        <draw:frame draw:style-name="gr17" draw:text-style-name="P17" draw:layer="layout" svg:width="4.07cm" svg:height="0.878cm" svg:x="5.158cm" svg:y="18.319cm">
          <draw:text-box>
            <text:p><text:span text:style-name="T2">Adenophyllu</text:span><text:span text:style-name="T2">m</text:span></text:p>
          </draw:text-box>
        </draw:frame>
        <draw:frame draw:style-name="gr18" draw:text-style-name="P17" draw:layer="layout" svg:width="3.319cm" svg:height="0.878cm" svg:x="5.158cm" svg:y="19.119cm">
          <draw:text-box>
            <text:p><text:span text:style-name="T2">Apoucouita</text:span></text:p>
          </draw:text-box>
        </draw:frame>
        <draw:frame draw:style-name="gr19" draw:text-style-name="P17" draw:layer="layout" svg:width="3.35cm" svg:height="0.878cm" svg:x="5.159cm" svg:y="19.919cm">
          <draw:text-box>
            <text:p><text:span text:style-name="T2">Otophyllum</text:span></text:p>
          </draw:text-box>
        </draw:frame>
        <draw:frame draw:style-name="gr20" draw:text-style-name="P17" draw:layer="layout" svg:width="4.039cm" svg:height="0.878cm" svg:x="5.159cm" svg:y="20.719cm">
          <draw:text-box>
            <text:p><text:span text:style-name="T2">Baseophyllu</text:span><text:span text:style-name="T2">m</text:span></text:p>
          </draw:text-box>
        </draw:frame>
        <draw:frame draw:style-name="gr21" draw:text-style-name="P17" draw:layer="layout" svg:width="3.975cm" svg:height="0.878cm" svg:x="5.16cm" svg:y="21.519cm">
          <draw:text-box>
            <text:p><text:span text:style-name="T2">Chamaecrist</text:span><text:span text:style-name="T2">a</text:span></text:p>
          </draw:text-box>
        </draw:frame>
        <draw:frame draw:style-name="gr22" draw:text-style-name="P17" draw:layer="layout" svg:width="2.067cm" svg:height="0.878cm" svg:x="5.161cm" svg:y="22.319cm">
          <draw:text-box>
            <text:p><text:span text:style-name="T2">Absus</text:span></text:p>
          </draw:text-box>
        </draw:frame>
        <draw:custom-shape draw:style-name="gr23" draw:text-style-name="P18" draw:layer="layout" svg:width="0.203cm" svg:height="0.317cm" svg:x="4.302cm" svg:y="4.493cm">
          <text:p/>
          <draw:enhanced-geometry svg:viewBox="0 0 21600 21600" draw:text-areas="?f0 ?f7 ?f2 21600" draw:type="up-arrow" draw:modifiers="9305.66037735849 6352.9411764705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23" draw:text-style-name="P18" draw:layer="layout" svg:width="0.203cm" svg:height="0.317cm" svg:x="6.791cm" svg:y="4.41cm">
          <text:p/>
          <draw:enhanced-geometry svg:viewBox="0 0 21600 21600" draw:text-areas="?f0 ?f7 ?f2 21600" draw:type="up-arrow" draw:modifiers="9305.66037735849 6352.9411764705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frame draw:style-name="gr24" draw:text-style-name="P20" draw:layer="layout" svg:width="1.002cm" svg:height="0.332cm" svg:x="17.22cm" svg:y="24.94cm">
          <draw:text-box>
            <text:p text:style-name="P19"><text:span text:style-name="T3">C brachyrachy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61" draw:display-name="Transparency 61" draw:style="linear" draw:start="25%" draw:end="0%" draw:angle="270deg" draw:border="0%">
      <loext:opacity-stop svg:offset="0" svg:stop-opacity="0.25"/>
      <loext:opacity-stop svg:offset="1" svg:stop-opacity="0"/>
    </draw:opacity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10-07T15:28:10.923897200</dc:date>
    <meta:editing-duration>PT24M21S</meta:editing-duration>
    <meta:editing-cycles>6</meta:editing-cycles>
    <meta:generator>LibreOffice/25.2.5.2$Windows_X86_64 LibreOffice_project/03d19516eb2e1dd5d4ccd751a0d6f35f35e08022</meta:generator>
    <meta:document-statistic meta:object-count="27"/>
  </office:meta>
</office:document-meta>
</file>